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996in" svg:height="3.5559in" svg:x="7.6398in" svg:y="0in">
            <draw:object draw:notify-on-update-of-ranges="Sheet1.B2:Sheet1.H2 Sheet1.A1:Sheet1.A1 Sheet1.B6:Sheet1.H6 Sheet1.A7:Sheet1.A7 Sheet1.B12:Sheet1.H12 Sheet1.A13:Sheet1.A13 Sheet1.B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2" calcext:value-type="float">
            <text:p>95.8122757869912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8-11T11:58:24.662544815</dc:date>
    <meta:editing-duration>PT1H2M42S</meta:editing-duration>
    <meta:editing-cycles>13</meta:editing-cycles>
    <meta:generator>LibreOffice/7.3.5.2$Linux_X86_64 LibreOffice_project/3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A2:Sheet1.H5" chart:data-source-has-labels="both" svg:x="1.331cm" svg:y="2.138cm" svg:width="11.841cm" svg:height="5.701cm">
          <chart:coordinate-region svg:x="2.138cm" svg:y="2.337cm" svg:width="10.94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A8:Sheet1.H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A14:Sheet1.H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8cm" svg:height="9.033cm" xlink:href=".." xlink:type="simple" chart:class="chart:line" chart:style-name="ch1">
        <chart:subtitle svg:x="4.364cm" svg:y="0.751cm" chart:style-name="ch2">
          <text:p>(d)</text:p>
        </chart:subtitle>
        <chart:plot-area chart:style-name="ch3" table:cell-range-address="Sheet1.B2:Sheet1.H2 Sheet1.A1:Sheet1.A1 Sheet1.B6:Sheet1.H6 Sheet1.A7:Sheet1.A7 Sheet1.B12:Sheet1.H12 Sheet1.A13:Sheet1.A13 Sheet1.B18:Sheet1.H18" chart:data-source-has-labels="both" svg:x="1.297cm" svg:y="1.75cm" svg:width="7.034cm" svg:height="6.013cm">
          <chart:coordinate-region svg:x="2.104cm" svg:y="1.949cm" svg:width="6.227cm" svg:height="5.167cm"/>
          <chart:axis chart:dimension="x" chart:name="primary-x" chart:style-name="ch4" chartooo:axis-type="auto">
            <chartooo:date-scale/>
            <chart:title svg:x="3.705cm" svg:y="7.943cm" chart:style-name="ch5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48cm" svg:y="6.17cm" chart:style-name="ch7">
              <text:p>Waste percentage</text:p>
            </chart:title>
          </chart:axis>
          <chart:series chart:style-name="ch8" chart:values-cell-range-address="Sheet1.B6:Sheet1.H6" chart:label-cell-address="Sheet1.A1:Sheet1.A1" chart:class="chart:line">
            <chart:data-point chart:repeated="7"/>
          </chart:series>
          <chart:series chart:style-name="ch9" chart:values-cell-range-address="Sheet1.B12:Sheet1.H12" chart:label-cell-address="Sheet1.A7:Sheet1.A7" chart:class="chart:line">
            <chart:data-point chart:repeated="7"/>
          </chart:series>
          <chart:series chart:style-name="ch10" chart:values-cell-range-address="Sheet1.B18:Sheet1.H18" chart:label-cell-address="Sheet1.A13:Sheet1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2">
                <text:p>95.8122757869912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H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H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